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34" calcext:value-type="float">
            <text:p>134</text:p>
          </table:table-cell>
          <table:table-cell table:style-name="ce2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26" calcext:value-type="float">
            <text:p>26</text:p>
          </table:table-cell>
          <table:table-cell table:formula="of:=SUMIFS([.$B$1:.$B$1048576];[.$A$1:.$A$1048576];[.$I2];[.$C$1:.$C$1048576];[.K$1])" office:value-type="float" office:value="26" calcext:value-type="float">
            <text:p>26</text:p>
          </table:table-cell>
          <table:table-cell table:formula="of:=SUMIFS([.$B$1:.$B$1048576];[.$A$1:.$A$1048576];[.$I2];[.$C$1:.$C$1048576];[.L$1])" office:value-type="float" office:value="40" calcext:value-type="float">
            <text:p>40</text:p>
          </table:table-cell>
          <table:table-cell table:formula="of:=SUMIFS([.$B$1:.$B$1048576];[.$A$1:.$A$1048576];[.$I2];[.$C$1:.$C$1048576];[.M$1])" office:value-type="float" office:value="8" calcext:value-type="float">
            <text:p>8</text:p>
          </table:table-cell>
          <table:table-cell table:formula="of:=SUMIFS([.$B$1:.$B$1048576];[.$A$1:.$A$1048576];[.$I2];[.$C$1:.$C$1048576];[.N$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34" calcext:value-type="float">
            <text:p>134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26" calcext:value-type="float">
            <text:p>26</text:p>
          </table:table-cell>
          <table:table-cell table:formula="of:=SUMIFS([.$B$1:.$B$1048576];[.$A$1:.$A$1048576];[.$I3];[.$C$1:.$C$1048576];[.K$1])" office:value-type="float" office:value="26" calcext:value-type="float">
            <text:p>26</text:p>
          </table:table-cell>
          <table:table-cell table:formula="of:=SUMIFS([.$B$1:.$B$1048576];[.$A$1:.$A$1048576];[.$I3];[.$C$1:.$C$1048576];[.L$1])" office:value-type="float" office:value="40" calcext:value-type="float">
            <text:p>40</text:p>
          </table:table-cell>
          <table:table-cell table:formula="of:=SUMIFS([.$B$1:.$B$1048576];[.$A$1:.$A$1048576];[.$I3];[.$C$1:.$C$1048576];[.M$1])" office:value-type="float" office:value="8" calcext:value-type="float">
            <text:p>8</text:p>
          </table:table-cell>
          <table:table-cell table:formula="of:=SUMIFS([.$B$1:.$B$1048576];[.$A$1:.$A$1048576];[.$I3];[.$C$1:.$C$1048576];[.N$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ohab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116" calcext:value-type="float">
            <text:p>116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26" calcext:value-type="float">
            <text:p>26</text:p>
          </table:table-cell>
          <table:table-cell table:formula="of:=SUMIFS([.$B$1:.$B$1048576];[.$A$1:.$A$1048576];[.$I4];[.$C$1:.$C$1048576];[.K$1])" office:value-type="float" office:value="22" calcext:value-type="float">
            <text:p>22</text:p>
          </table:table-cell>
          <table:table-cell table:formula="of:=SUMIFS([.$B$1:.$B$1048576];[.$A$1:.$A$1048576];[.$I4];[.$C$1:.$C$1048576];[.L$1])" office:value-type="float" office:value="32" calcext:value-type="float">
            <text:p>32</text:p>
          </table:table-cell>
          <table:table-cell table:formula="of:=SUMIFS([.$B$1:.$B$1048576];[.$A$1:.$A$1048576];[.$I4];[.$C$1:.$C$1048576];[.M$1])" office:value-type="float" office:value="8" calcext:value-type="float">
            <text:p>8</text:p>
          </table:table-cell>
          <table:table-cell table:formula="of:=SUMIFS([.$B$1:.$B$1048576];[.$A$1:.$A$1048576];[.$I4];[.$C$1:.$C$1048576];[.N$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116" calcext:value-type="float">
            <text:p>116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26" calcext:value-type="float">
            <text:p>26</text:p>
          </table:table-cell>
          <table:table-cell table:formula="of:=SUMIFS([.$B$1:.$B$1048576];[.$A$1:.$A$1048576];[.$I5];[.$C$1:.$C$1048576];[.K$1])" office:value-type="float" office:value="22" calcext:value-type="float">
            <text:p>22</text:p>
          </table:table-cell>
          <table:table-cell table:formula="of:=SUMIFS([.$B$1:.$B$1048576];[.$A$1:.$A$1048576];[.$I5];[.$C$1:.$C$1048576];[.L$1])" office:value-type="float" office:value="32" calcext:value-type="float">
            <text:p>32</text:p>
          </table:table-cell>
          <table:table-cell table:formula="of:=SUMIFS([.$B$1:.$B$1048576];[.$A$1:.$A$1048576];[.$I5];[.$C$1:.$C$1048576];[.M$1])" office:value-type="float" office:value="8" calcext:value-type="float">
            <text:p>8</text:p>
          </table:table-cell>
          <table:table-cell table:formula="of:=SUMIFS([.$B$1:.$B$1048576];[.$A$1:.$A$1048576];[.$I5];[.$C$1:.$C$1048576];[.N$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e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6];[.B$1:.B$1048576])" office:value-type="float" office:value="33" calcext:value-type="float">
            <text:p>33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6];[.$C$1:.$C$1048576];[.J$1])" office:value-type="float" office:value="0" calcext:value-type="float">
            <text:p>0</text:p>
          </table:table-cell>
          <table:table-cell table:formula="of:=SUMIFS([.$B$1:.$B$1048576];[.$A$1:.$A$1048576];[.$I6];[.$C$1:.$C$1048576];[.K$1])" office:value-type="float" office:value="0" calcext:value-type="float">
            <text:p>0</text:p>
          </table:table-cell>
          <table:table-cell table:formula="of:=SUMIFS([.$B$1:.$B$1048576];[.$A$1:.$A$1048576];[.$I6];[.$C$1:.$C$1048576];[.L$1])" office:value-type="float" office:value="33" calcext:value-type="float">
            <text:p>33</text:p>
          </table:table-cell>
          <table:table-cell table:formula="of:=SUMIFS([.$B$1:.$B$1048576];[.$A$1:.$A$1048576];[.$I6];[.$C$1:.$C$1048576];[.M$1])" office:value-type="float" office:value="0" calcext:value-type="float">
            <text:p>0</text:p>
          </table:table-cell>
          <table:table-cell table:formula="of:=SUMIFS([.$B$1:.$B$1048576];[.$A$1:.$A$1048576];[.$I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7];[.B$1:.B$1048576])" office:value-type="float" office:value="33" calcext:value-type="float">
            <text:p>33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7];[.$C$1:.$C$1048576];[.J$1])" office:value-type="float" office:value="0" calcext:value-type="float">
            <text:p>0</text:p>
          </table:table-cell>
          <table:table-cell table:formula="of:=SUMIFS([.$B$1:.$B$1048576];[.$A$1:.$A$1048576];[.$I7];[.$C$1:.$C$1048576];[.K$1])" office:value-type="float" office:value="0" calcext:value-type="float">
            <text:p>0</text:p>
          </table:table-cell>
          <table:table-cell table:formula="of:=SUMIFS([.$B$1:.$B$1048576];[.$A$1:.$A$1048576];[.$I7];[.$C$1:.$C$1048576];[.L$1])" office:value-type="float" office:value="33" calcext:value-type="float">
            <text:p>33</text:p>
          </table:table-cell>
          <table:table-cell table:formula="of:=SUMIFS([.$B$1:.$B$1048576];[.$A$1:.$A$1048576];[.$I7];[.$C$1:.$C$1048576];[.M$1])" office:value-type="float" office:value="0" calcext:value-type="float">
            <text:p>0</text:p>
          </table:table-cell>
          <table:table-cell table:formula="of:=SUMIFS([.$B$1:.$B$1048576];[.$A$1:.$A$1048576];[.$I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8];[.B$1:.B$1048576])" office:value-type="float" office:value="33" calcext:value-type="float">
            <text:p>33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8];[.$C$1:.$C$1048576];[.J$1])" office:value-type="float" office:value="0" calcext:value-type="float">
            <text:p>0</text:p>
          </table:table-cell>
          <table:table-cell table:formula="of:=SUMIFS([.$B$1:.$B$1048576];[.$A$1:.$A$1048576];[.$I8];[.$C$1:.$C$1048576];[.K$1])" office:value-type="float" office:value="0" calcext:value-type="float">
            <text:p>0</text:p>
          </table:table-cell>
          <table:table-cell table:formula="of:=SUMIFS([.$B$1:.$B$1048576];[.$A$1:.$A$1048576];[.$I8];[.$C$1:.$C$1048576];[.L$1])" office:value-type="float" office:value="33" calcext:value-type="float">
            <text:p>33</text:p>
          </table:table-cell>
          <table:table-cell table:formula="of:=SUMIFS([.$B$1:.$B$1048576];[.$A$1:.$A$1048576];[.$I8];[.$C$1:.$C$1048576];[.M$1])" office:value-type="float" office:value="0" calcext:value-type="float">
            <text:p>0</text:p>
          </table:table-cell>
          <table:table-cell table:formula="of:=SUMIFS([.$B$1:.$B$1048576];[.$A$1:.$A$1048576];[.$I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9];[.B$1:.B$1048576])" office:value-type="float" office:value="32" calcext:value-type="float">
            <text:p>32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9];[.$C$1:.$C$1048576];[.J$1])" office:value-type="float" office:value="6" calcext:value-type="float">
            <text:p>6</text:p>
          </table:table-cell>
          <table:table-cell table:formula="of:=SUMIFS([.$B$1:.$B$1048576];[.$A$1:.$A$1048576];[.$I9];[.$C$1:.$C$1048576];[.K$1])" office:value-type="float" office:value="5" calcext:value-type="float">
            <text:p>5</text:p>
          </table:table-cell>
          <table:table-cell table:formula="of:=SUMIFS([.$B$1:.$B$1048576];[.$A$1:.$A$1048576];[.$I9];[.$C$1:.$C$1048576];[.L$1])" office:value-type="float" office:value="9" calcext:value-type="float">
            <text:p>9</text:p>
          </table:table-cell>
          <table:table-cell table:formula="of:=SUMIFS([.$B$1:.$B$1048576];[.$A$1:.$A$1048576];[.$I9];[.$C$1:.$C$1048576];[.M$1])" office:value-type="float" office:value="3" calcext:value-type="float">
            <text:p>3</text:p>
          </table:table-cell>
          <table:table-cell table:formula="of:=SUMIFS([.$B$1:.$B$1048576];[.$A$1:.$A$1048576];[.$I9];[.$C$1:.$C$1048576];[.N$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10];[.B$1:.B$1048576])" office:value-type="float" office:value="30" calcext:value-type="float">
            <text:p>3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10];[.$C$1:.$C$1048576];[.J$1])" office:value-type="float" office:value="6" calcext:value-type="float">
            <text:p>6</text:p>
          </table:table-cell>
          <table:table-cell table:formula="of:=SUMIFS([.$B$1:.$B$1048576];[.$A$1:.$A$1048576];[.$I10];[.$C$1:.$C$1048576];[.K$1])" office:value-type="float" office:value="5" calcext:value-type="float">
            <text:p>5</text:p>
          </table:table-cell>
          <table:table-cell table:formula="of:=SUMIFS([.$B$1:.$B$1048576];[.$A$1:.$A$1048576];[.$I10];[.$C$1:.$C$1048576];[.L$1])" office:value-type="float" office:value="11" calcext:value-type="float">
            <text:p>11</text:p>
          </table:table-cell>
          <table:table-cell table:formula="of:=SUMIFS([.$B$1:.$B$1048576];[.$A$1:.$A$1048576];[.$I10];[.$C$1:.$C$1048576];[.M$1])" office:value-type="float" office:value="3" calcext:value-type="float">
            <text:p>3</text:p>
          </table:table-cell>
          <table:table-cell table:formula="of:=SUMIFS([.$B$1:.$B$1048576];[.$A$1:.$A$1048576];[.$I10];[.$C$1:.$C$1048576];[.N$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umpBookPress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11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Dallas</text:p>
          </table:table-cell>
          <table:table-cell table:formula="of:=SUMIFS([.$B$1:.$B$1048576];[.$A$1:.$A$1048576];[.$I11];[.$C$1:.$C$1048576];[.J$1])" office:value-type="float" office:value="0" calcext:value-type="float">
            <text:p>0</text:p>
          </table:table-cell>
          <table:table-cell table:formula="of:=SUMIFS([.$B$1:.$B$1048576];[.$A$1:.$A$1048576];[.$I11];[.$C$1:.$C$1048576];[.K$1])" office:value-type="float" office:value="16" calcext:value-type="float">
            <text:p>16</text:p>
          </table:table-cell>
          <table:table-cell table:formula="of:=SUMIFS([.$B$1:.$B$1048576];[.$A$1:.$A$1048576];[.$I11];[.$C$1:.$C$1048576];[.L$1])" office:value-type="float" office:value="0" calcext:value-type="float">
            <text:p>0</text:p>
          </table:table-cell>
          <table:table-cell table:formula="of:=SUMIFS([.$B$1:.$B$1048576];[.$A$1:.$A$1048576];[.$I11];[.$C$1:.$C$1048576];[.M$1])" office:value-type="float" office:value="0" calcext:value-type="float">
            <text:p>0</text:p>
          </table:table-cell>
          <table:table-cell table:formula="of:=SUMIFS([.$B$1:.$B$1048576];[.$A$1:.$A$1048576];[.$I11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ppled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12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dallas</text:p>
          </table:table-cell>
          <table:table-cell table:formula="of:=SUMIFS([.$B$1:.$B$1048576];[.$A$1:.$A$1048576];[.$I12];[.$C$1:.$C$1048576];[.J$1])" office:value-type="float" office:value="0" calcext:value-type="float">
            <text:p>0</text:p>
          </table:table-cell>
          <table:table-cell table:formula="of:=SUMIFS([.$B$1:.$B$1048576];[.$A$1:.$A$1048576];[.$I12];[.$C$1:.$C$1048576];[.K$1])" office:value-type="float" office:value="16" calcext:value-type="float">
            <text:p>16</text:p>
          </table:table-cell>
          <table:table-cell table:formula="of:=SUMIFS([.$B$1:.$B$1048576];[.$A$1:.$A$1048576];[.$I12];[.$C$1:.$C$1048576];[.L$1])" office:value-type="float" office:value="0" calcext:value-type="float">
            <text:p>0</text:p>
          </table:table-cell>
          <table:table-cell table:formula="of:=SUMIFS([.$B$1:.$B$1048576];[.$A$1:.$A$1048576];[.$I12];[.$C$1:.$C$1048576];[.M$1])" office:value-type="float" office:value="0" calcext:value-type="float">
            <text:p>0</text:p>
          </table:table-cell>
          <table:table-cell table:formula="of:=SUMIFS([.$B$1:.$B$1048576];[.$A$1:.$A$1048576];[.$I12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3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3];[.$C$1:.$C$1048576];[.J$1])" office:value-type="float" office:value="3" calcext:value-type="float">
            <text:p>3</text:p>
          </table:table-cell>
          <table:table-cell table:formula="of:=SUMIFS([.$B$1:.$B$1048576];[.$A$1:.$A$1048576];[.$I13];[.$C$1:.$C$1048576];[.K$1])" office:value-type="float" office:value="2" calcext:value-type="float">
            <text:p>2</text:p>
          </table:table-cell>
          <table:table-cell table:formula="of:=SUMIFS([.$B$1:.$B$1048576];[.$A$1:.$A$1048576];[.$I13];[.$C$1:.$C$1048576];[.L$1])" office:value-type="float" office:value="2" calcext:value-type="float">
            <text:p>2</text:p>
          </table:table-cell>
          <table:table-cell table:formula="of:=SUMIFS([.$B$1:.$B$1048576];[.$A$1:.$A$1048576];[.$I13];[.$C$1:.$C$1048576];[.M$1])" office:value-type="float" office:value="2" calcext:value-type="float">
            <text:p>2</text:p>
          </table:table-cell>
          <table:table-cell table:formula="of:=SUMIFS([.$B$1:.$B$1048576];[.$A$1:.$A$1048576];[.$I13];[.$C$1:.$C$1048576];[.N$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ught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14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14];[.$C$1:.$C$1048576];[.J$1])" office:value-type="float" office:value="0" calcext:value-type="float">
            <text:p>0</text:p>
          </table:table-cell>
          <table:table-cell table:formula="of:=SUMIFS([.$B$1:.$B$1048576];[.$A$1:.$A$1048576];[.$I14];[.$C$1:.$C$1048576];[.K$1])" office:value-type="float" office:value="0" calcext:value-type="float">
            <text:p>0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0" calcext:value-type="float">
            <text:p>0</text:p>
          </table:table-cell>
          <table:table-cell table:formula="of:=SUMIFS([.$B$1:.$B$1048576];[.$A$1:.$A$1048576];[.$I14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h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sic</text:p>
          </table:table-cell>
          <table:table-cell table:formula="of:=SUMIF([.A$1:.A$1048576];[.F15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Music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0" calcext:value-type="float">
            <text:p>0</text:p>
          </table:table-cell>
          <table:table-cell table:formula="of:=SUMIFS([.$B$1:.$B$1048576];[.$A$1:.$A$1048576];[.$I15];[.$C$1:.$C$1048576];[.L$1])" office:value-type="float" office:value="0" calcext:value-type="float">
            <text:p>0</text:p>
          </table:table-cell>
          <table:table-cell table:formula="of:=SUMIFS([.$B$1:.$B$1048576];[.$A$1:.$A$1048576];[.$I15];[.$C$1:.$C$1048576];[.M$1])" office:value-type="float" office:value="0" calcext:value-type="float">
            <text:p>0</text:p>
          </table:table-cell>
          <table:table-cell table:formula="of:=SUMIFS([.$B$1:.$B$1048576];[.$A$1:.$A$1048576];[.$I15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ngs</text:p>
          </table:table-cell>
          <table:table-cell table:formula="of:=SUMIF([.A$1:.A$1048576];[.F16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Songs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0" calcext:value-type="float">
            <text:p>0</text:p>
          </table:table-cell>
          <table:table-cell table:formula="of:=SUMIFS([.$B$1:.$B$1048576];[.$A$1:.$A$1048576];[.$I16];[.$C$1:.$C$1048576];[.L$1])" office:value-type="float" office:value="0" calcext:value-type="float">
            <text:p>0</text:p>
          </table:table-cell>
          <table:table-cell table:formula="of:=SUMIFS([.$B$1:.$B$1048576];[.$A$1:.$A$1048576];[.$I16];[.$C$1:.$C$1048576];[.M$1])" office:value-type="float" office:value="0" calcext:value-type="float">
            <text:p>0</text:p>
          </table:table-cell>
          <table:table-cell table:formula="of:=SUMIFS([.$B$1:.$B$1048576];[.$A$1:.$A$1048576];[.$I16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17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17];[.$C$1:.$C$1048576];[.J$1])" office:value-type="float" office:value="0" calcext:value-type="float">
            <text:p>0</text:p>
          </table:table-cell>
          <table:table-cell table:formula="of:=SUMIFS([.$B$1:.$B$1048576];[.$A$1:.$A$1048576];[.$I17];[.$C$1:.$C$1048576];[.K$1])" office:value-type="float" office:value="0" calcext:value-type="float">
            <text:p>0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0" calcext:value-type="float">
            <text:p>0</text:p>
          </table:table-cell>
          <table:table-cell table:formula="of:=SUMIFS([.$B$1:.$B$1048576];[.$A$1:.$A$1048576];[.$I17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18];[.B$1:.B$1048576])" office:value-type="float" office:value="11" calcext:value-type="float">
            <text:p>11</text:p>
          </table:table-cell>
          <table:table-cell/>
          <table:table-cell office:value-type="string" calcext:value-type="string">
            <text:p>Hospitality</text:p>
          </table:table-cell>
          <table:table-cell table:formula="of:=SUMIFS([.$B$1:.$B$1048576];[.$A$1:.$A$1048576];[.$I18];[.$C$1:.$C$1048576];[.J$1])" office:value-type="float" office:value="5" calcext:value-type="float">
            <text:p>5</text:p>
          </table:table-cell>
          <table:table-cell table:formula="of:=SUMIFS([.$B$1:.$B$1048576];[.$A$1:.$A$1048576];[.$I18];[.$C$1:.$C$1048576];[.K$1])" office:value-type="float" office:value="1" calcext:value-type="float">
            <text:p>1</text:p>
          </table:table-cell>
          <table:table-cell table:formula="of:=SUMIFS([.$B$1:.$B$1048576];[.$A$1:.$A$1048576];[.$I18];[.$C$1:.$C$1048576];[.L$1])" office:value-type="float" office:value="2" calcext:value-type="float">
            <text:p>2</text:p>
          </table:table-cell>
          <table:table-cell table:formula="of:=SUMIFS([.$B$1:.$B$1048576];[.$A$1:.$A$1048576];[.$I18];[.$C$1:.$C$1048576];[.M$1])" office:value-type="float" office:value="2" calcext:value-type="float">
            <text:p>2</text:p>
          </table:table-cell>
          <table:table-cell table:formula="of:=SUMIFS([.$B$1:.$B$1048576];[.$A$1:.$A$1048576];[.$I18];[.$C$1:.$C$1048576];[.N$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eaf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hawnMendes</text:p>
          </table:table-cell>
          <table:table-cell table:formula="of:=SUMIF([.A$1:.A$1048576];[.F19];[.B$1:.B$1048576])" office:value-type="float" office:value="11" calcext:value-type="float">
            <text:p>11</text:p>
          </table:table-cell>
          <table:table-cell/>
          <table:table-cell office:value-type="string" calcext:value-type="string">
            <text:p>ShawnMendes</text:p>
          </table:table-cell>
          <table:table-cell table:formula="of:=SUMIFS([.$B$1:.$B$1048576];[.$A$1:.$A$1048576];[.$I19];[.$C$1:.$C$1048576];[.J$1])" office:value-type="float" office:value="0" calcext:value-type="float">
            <text:p>0</text:p>
          </table:table-cell>
          <table:table-cell table:formula="of:=SUMIFS([.$B$1:.$B$1048576];[.$A$1:.$A$1048576];[.$I19];[.$C$1:.$C$1048576];[.K$1])" office:value-type="float" office:value="0" calcext:value-type="float">
            <text:p>0</text:p>
          </table:table-cell>
          <table:table-cell table:formula="of:=SUMIFS([.$B$1:.$B$1048576];[.$A$1:.$A$1048576];[.$I19];[.$C$1:.$C$1048576];[.L$1])" office:value-type="float" office:value="0" calcext:value-type="float">
            <text:p>0</text:p>
          </table:table-cell>
          <table:table-cell table:formula="of:=SUMIFS([.$B$1:.$B$1048576];[.$A$1:.$A$1048576];[.$I19];[.$C$1:.$C$1048576];[.M$1])" office:value-type="float" office:value="0" calcext:value-type="float">
            <text:p>0</text:p>
          </table:table-cell>
          <table:table-cell table:formula="of:=SUMIFS([.$B$1:.$B$1048576];[.$A$1:.$A$1048576];[.$I19];[.$C$1:.$C$1048576];[.N$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ml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itches</text:p>
          </table:table-cell>
          <table:table-cell table:formula="of:=SUMIF([.A$1:.A$1048576];[.F20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21];[.B$1:.B$10485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22];[.B$1:.B$104857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23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24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ionalSandwichDay</text:p>
          </table:table-cell>
          <table:table-cell table:formula="of:=SUMIF([.A$1:.A$1048576];[.F25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harEle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26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arlPrim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ionalsandwichday</text:p>
          </table:table-cell>
          <table:table-cell table:formula="of:=SUMIF([.A$1:.A$1048576];[.F27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2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om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ntgomery</text:p>
          </table:table-cell>
          <table:table-cell table:formula="of:=SUMIF([.A$1:.A$1048576];[.F2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oo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NTGOMERY</text:p>
          </table:table-cell>
          <table:table-cell table:formula="of:=SUMIF([.A$1:.A$1048576];[.F3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SmallBizEx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3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fc</text:p>
          </table:table-cell>
          <table:table-cell table:formula="of:=SUMIF([.A$1:.A$1048576];[.F3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FC</text:p>
          </table:table-cell>
          <table:table-cell table:formula="of:=SUMIF([.A$1:.A$1048576];[.F33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3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r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3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oysMagyaNoMTVHits</text:p>
          </table:table-cell>
          <table:table-cell table:formula="of:=SUMIF([.A$1:.A$1048576];[.F3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undBlackFutures</text:p>
          </table:table-cell>
          <table:table-cell table:formula="of:=SUMIF([.A$1:.A$1048576];[.F3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3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fugeeCrisis</text:p>
          </table:table-cell>
          <table:table-cell table:formula="of:=SUMIF([.A$1:.A$1048576];[.F3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ston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fugeecrisis</text:p>
          </table:table-cell>
          <table:table-cell table:formula="of:=SUMIF([.A$1:.A$1048576];[.F4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eMa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4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4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TSNY15</text:p>
          </table:table-cell>
          <table:table-cell table:formula="of:=SUMIF([.A$1:.A$1048576];[.F4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NHCR</text:p>
          </table:table-cell>
          <table:table-cell table:formula="of:=SUMIF([.A$1:.A$1048576];[.F4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atchefagentgirl</text:p>
          </table:table-cell>
          <table:table-cell table:formula="of:=SUMIF([.A$1:.A$1048576];[.F4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an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ure</text:p>
          </table:table-cell>
          <table:table-cell table:formula="of:=SUMIF([.A$1:.A$1048576];[.F4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uins</text:p>
          </table:table-cell>
          <table:table-cell table:formula="of:=SUMIF([.A$1:.A$1048576];[.F4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</text:p>
          </table:table-cell>
          <table:table-cell table:formula="of:=SUMIF([.A$1:.A$1048576];[.F4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theright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cilitiesMgmt</text:p>
          </table:table-cell>
          <table:table-cell table:formula="of:=SUMIF([.A$1:.A$1048576];[.F4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ntingIsAHa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ccess</text:p>
          </table:table-cell>
          <table:table-cell table:formula="of:=SUMIF([.A$1:.A$1048576];[.F5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5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h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yalsParade</text:p>
          </table:table-cell>
          <table:table-cell table:formula="of:=SUMIF([.A$1:.A$1048576];[.F5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ampionsLeague</text:p>
          </table:table-cell>
          <table:table-cell table:formula="of:=SUMIF([.A$1:.A$1048576];[.F5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e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omotive</text:p>
          </table:table-cell>
          <table:table-cell table:formula="of:=SUMIF([.A$1:.A$1048576];[.F5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a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t</text:p>
          </table:table-cell>
          <table:table-cell table:formula="of:=SUMIF([.A$1:.A$1048576];[.F5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orrance</text:p>
          </table:table-cell>
          <table:table-cell table:formula="of:=SUMIF([.A$1:.A$1048576];[.F5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5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ver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sadena</text:p>
          </table:table-cell>
          <table:table-cell table:formula="of:=SUMIF([.A$1:.A$1048576];[.F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veLunch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laMadrid</text:p>
          </table:table-cell>
          <table:table-cell table:formula="of:=SUMIF([.A$1:.A$1048576];[.F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ShaveNovember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echnology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working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sleymarquez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w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bt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EMmatters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Pran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angeTheWorld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CL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VBFintech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guistjo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iminalJusticeReform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ingf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Entry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hester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ntonioGuterres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timeisplay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limatechange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a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84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riusStew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entralpark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mca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uins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bs</text:p>
          </table:table-cell>
          <table:table-cell table:formula="of:=SUMIF([.A$1:.A$1048576];[.F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s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habsgo</text:p>
          </table:table-cell>
          <table:table-cell table:formula="of:=SUMIF([.A$1:.A$1048576];[.F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atre</text:p>
          </table:table-cell>
          <table:table-cell table:formula="of:=SUMIF([.A$1:.A$1048576];[.F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ris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orama</text:p>
          </table:table-cell>
          <table:table-cell table:formula="of:=SUMIF([.A$1:.A$1048576];[.F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f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mpBookPressConference</text:p>
          </table:table-cell>
          <table:table-cell table:formula="of:=SUMIF([.A$1:.A$1048576];[.F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ippledAmerica</text:p>
          </table:table-cell>
          <table:table-cell table:formula="of:=SUMIF([.A$1:.A$1048576];[.F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PHA15</text:p>
          </table:table-cell>
          <table:table-cell table:formula="of:=SUMIF([.A$1:.A$1048576];[.F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oughtoftheday</text:p>
          </table:table-cell>
          <table:table-cell table:formula="of:=SUMIF([.A$1:.A$1048576];[.F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hanian</text:p>
          </table:table-cell>
          <table:table-cell table:formula="of:=SUMIF([.A$1:.A$1048576];[.F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bdesign</text:p>
          </table:table-cell>
          <table:table-cell table:formula="of:=SUMIF([.A$1:.A$1048576];[.F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leafsgo</text:p>
          </table:table-cell>
          <table:table-cell table:formula="of:=SUMIF([.A$1:.A$1048576];[.F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mltalk</text:p>
          </table:table-cell>
          <table:table-cell table:formula="of:=SUMIF([.A$1:.A$1048576];[.F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the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afs</text:p>
          </table:table-cell>
          <table:table-cell table:formula="of:=SUMIF([.A$1:.A$1048576];[.F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lizabeth</text:p>
          </table:table-cell>
          <table:table-cell table:formula="of:=SUMIF([.A$1:.A$1048576];[.F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rony</text:p>
          </table:table-cell>
          <table:table-cell table:formula="of:=SUMIF([.A$1:.A$1048576];[.F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rythingIsCopace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harElections</text:p>
          </table:table-cell>
          <table:table-cell table:formula="of:=SUMIF([.A$1:.A$1048576];[.F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esdaydrin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arlPrimus</text:p>
          </table:table-cell>
          <table:table-cell table:formula="of:=SUMIF([.A$1:.A$1048576];[.F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Welf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nce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loomington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noopy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X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SmallBizExpo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ses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nderwriting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tty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unny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wpro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table:style-name="ce1" office:value-type="string" calcext:value-type="string">
            <text:p>true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ostonbruins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in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PeMafia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yexp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quiz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yexpression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grets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lames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licity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stanQueen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stackle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rrow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emgir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raq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therightthing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esdaythou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untingIsAHabit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nk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ureMichigan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nshine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urseoftheyear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al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quarium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NIC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revergoals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veLunchBreak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gusta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ntreal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DG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tworkingPro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w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wns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ncos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yalsPa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FPrankings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FCvC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fe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nguistjokes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rentingfail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veben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gh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y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rking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I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rktimeisplaytime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peakUp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rriusStewart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mcan5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Team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here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Got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restPark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highschoolany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rristown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efjobs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gnitiveBehavioral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rstFriday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gnitiveThera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squite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bor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th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neropor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rkthe20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dessa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verythingIsCopacetic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yf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uesdaydrinkin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ealthWelfare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co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TXBW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vival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ichardson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lowprocess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ip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rkinprogress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syexpression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syexpressionism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exas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harm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menstacklefootball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demgirlz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ELITE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is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uesdaythoughts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is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rinklocal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o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home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dealhome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ttempsJobs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G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RVING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Swear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FCvCSKA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tballARoo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vebenji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yrics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o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usicIsLife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o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lf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shemi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AA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CallH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eam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w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stTeamEver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o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eGotThis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thighschoolanymore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BT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est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gnitiveBehavioralTherapy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gnitiveTherapy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lkhart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ostia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Drou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ineroporfa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dyfam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talpat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ts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scocam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rvivalmode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ad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charmings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0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FS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SINGFO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stlife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KEW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lis40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kinthat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lislove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t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noHills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GMU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land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taMonica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atballARooney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shme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OC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MindyPro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ngineering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a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acoTuesday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moji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shemiLaw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Y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tterCallHash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is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wyer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yclingthrough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ttorney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restling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rintlife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ulverCity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Drought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sMakeAPod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SU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ntalpatient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fsa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420ALLDAY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tasGrooveSess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OSINGFOCUS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choPalosVer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MOKEWEED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mokinthatbomb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QueremosCorazonesNiMeGu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atloud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ntertainment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lesGarabe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odlandHills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n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eshmen15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MindyProject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jiemepo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YNWOOD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ishere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yclingthroughhollywood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4v1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eteransday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ursingjobs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tsMakeAPodRacer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essional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iday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efsalad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untasGrooveSessions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lem3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anchoPalosVerdes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stiss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QueremosCorazonesNiMeGusta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mium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Gi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mLeno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arlesGarabedian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intings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ytrip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ajiemepowell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woodt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TP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fcitystreetf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ngBeach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esdayadven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kyporn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rofessionalgrowth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dspeakstomethrough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reertips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FGiants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andwh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mblem3now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stissues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remiumstars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abasas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AmLenovo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ytrippin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betesAwareness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ollywoodtours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rfcitystreetfair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uesdayadventures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BFlyI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dspeakstomethroughnature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arbucks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ocente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tionalSandwhichDay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FP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FG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labasasoffice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iabetesAwarenessMonth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ninc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1D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ncer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GBFlyIn15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yo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yocenterla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y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llin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we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hillout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nniferf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Cal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mberlyb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inincali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wears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4f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4f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c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lowme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lowback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ylist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isstrange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ewelry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enniferfisher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caulfieldco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imberlybaker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caul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llywearstler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um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icoftheday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stagood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gw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louds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rypo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feisstrangegame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portYourLocalP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s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s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xcaulfieldcosplay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nch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xcaulfield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schnau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cumbags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our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aterworld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ogwarts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nedyspace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rrypotter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pportYourLocalPub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isters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enchies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nischnauzer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eourdad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c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pace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sleysqu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nnedyspacecenter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anyprettyth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xcuses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41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sleysquad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no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manyprettythings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ism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4141design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OOP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zanotta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sid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atismylife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er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WOOPLife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deor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eamsideline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etermination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ideordie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s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mily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PAmiami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MU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rescall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itT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APAmiami2015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urage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titTheft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nn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cso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nnell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turce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WUG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ttherat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sleymarqu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impoint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he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impointH1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m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impointMicro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mpoin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ction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mpoint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rshopping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lovevinny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A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imelapse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eSex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ovev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xCam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eSexCam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la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mPorn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ornCam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xChat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Sex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XXX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rds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n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isdom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6R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OTM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uxuryhotels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hamas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6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hotography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hoto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mories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atALife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xury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ollege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y3WordHappiness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tandwithPP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iantsChat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Familia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ismSpeaks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A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ateLunch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lowMYlife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3WordHapp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nking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with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fgjobs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s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rthday2015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eVGD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ismSpe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eithere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ysMagya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Jersey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L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icura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MY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eliciousmeals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ving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yummiesnotyukkies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allatin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k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sting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ctors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ennState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Mmat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Belong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geThe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ngBranch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rojectMgmt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i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pieisthepie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orgeWashingtonBridge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lyme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cktoBackSeriesChamps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ownedTwice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SNY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Bronx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andwich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shwick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arthwheatandfire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ciousme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hadowKingsMen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mmiesnotyuk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milyStrong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ikesAreFineToo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witterBecomesFacebook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ulldog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ing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illy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restHills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mail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dBlackFutu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keup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luray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HC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diaCases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e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231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wnMen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Plug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tch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VJobs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kleigh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ra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haraMediterranean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AL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pitalism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TASubway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BFint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onx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pieisthe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isplaced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rgeWashington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fugees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toBackSeries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satt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wnedTw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ongueouttuesday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merica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h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unch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wheatan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yummy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mnotfinishingthat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dowKings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ggiebag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lyinamerica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kesAreFineT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od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Becomes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llyJobs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KellyServices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eelingtired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rmedconflicts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st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odinsecurity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Mi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ndpainted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tchefagentgi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uxmarble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lnail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gativespacenails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ailart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anityProjects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iking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ike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l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amp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udan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yalsPa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rfur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minalJusticeRef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orks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US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araMediterra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epublican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AMINVINCIBLE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openskecareers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it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rthBergen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A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ofilterneeded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pla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nyc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unlove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fitness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torini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reece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gueout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tlantis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mithtownscd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eoscience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m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ndson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notfinishing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pencer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ggie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in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atchoutboys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ood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itePlains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nation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elfies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elingt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ioGuter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FLTradeDeadline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edconfli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erries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ugee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2015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colors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odin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eaves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utumncolor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pa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iew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uxmar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llleaves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ln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oliage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ativespace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ees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UiTSNACKS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ityProje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adio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irplay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lsRT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ldSchool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k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tal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f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ltrock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opRock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ewmusic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DIEMUSIC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AMINVINC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Nisa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nmyMM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ysoserious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ddero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rolo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B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edcezir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cropoetry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filternee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ontour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ideoeverywheresummit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heGreatDebate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intype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ohogallery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conisAndFamily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sc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r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lloween2015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ithtowns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antasticbeasts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itirici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olunteer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CWithFriends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JonGraboff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out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lexKoford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OFA2015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illennials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roommates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akeRoom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ad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draBullock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GIFT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LTrade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ogue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BruinsFam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NHL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col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Yonkers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EatFresh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umn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MTS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loyallistener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lea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SandwichDay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egan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humanitiarian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UiTSN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craftbeer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ipa</text:p>
          </table:table-cell>
          <table:table-cell table:formula="of:=SUMIF([.A$1:.A$1048576];[.F5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paleale</text:p>
          </table:table-cell>
          <table:table-cell table:formula="of:=SUMIF([.A$1:.A$1048576];[.F5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s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freshbeer</text:p>
          </table:table-cell>
          <table:table-cell table:formula="of:=SUMIF([.A$1:.A$1048576];[.F5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5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AlGore</text:p>
          </table:table-cell>
          <table:table-cell table:formula="of:=SUMIF([.A$1:.A$1048576];[.F5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DealBookConf</text:p>
          </table:table-cell>
          <table:table-cell table:formula="of:=SUMIF([.A$1:.A$1048576];[.F5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whereuniqlo</text:p>
          </table:table-cell>
          <table:table-cell table:formula="of:=SUMIF([.A$1:.A$1048576];[.F5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VGD</text:p>
          </table:table-cell>
          <table:table-cell table:formula="of:=SUMIF([.A$1:.A$1048576];[.F5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Trump2016</text:p>
          </table:table-cell>
          <table:table-cell table:formula="of:=SUMIF([.A$1:.A$1048576];[.F5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E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/>
          <table:table-cell office:value-type="string" calcext:value-type="string">
            <text:p><text:s/>I should have just kept my mouth shut.</text:p>
          </table:table-cell>
          <table:table-cell table:formula="of:=SUMIF([.A$1:.A$1048576];[.F5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my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ysoser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d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r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a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cez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ropo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everywheresu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GreatDe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n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ho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onisAnd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loween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ntasticbea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iri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CWith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nGrab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exKo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FA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llenn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omm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ndraBul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u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uinsF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t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yal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ndwic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maniti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aft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sh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BookCo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uniq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I should have just kept my mouth shu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3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21:24.6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6:21:46.373000000</dc:date>
    <meta:editing-duration>PT18M51S</meta:editing-duration>
    <meta:editing-cycles>7</meta:editing-cycles>
    <meta:generator>LibreOffice/5.0.3.2$Windows_x86 LibreOffice_project/e5f16313668ac592c1bfb310f4390624e3dbfb75</meta:generator>
    <meta:document-statistic meta:table-count="1" meta:cell-count="3537" meta:object-count="0"/>
  </office:meta>
</office:document-meta>
</file>